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normal" officeooo:rsid="001cc05c" officeooo:paragraph-rsid="0016e133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9681ab" officeooo:paragraph-rsid="0016e133" style:font-size-asian="50pt" style:font-style-asian="italic" style:font-weight-asian="bold" style:font-size-complex="50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6971ce" officeooo:paragraph-rsid="0016e133" style:font-size-asian="50pt" style:font-style-asian="italic" style:font-weight-asian="bold" style:font-size-complex="5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50pt" fo:font-style="italic" style:text-underline-style="solid" style:text-underline-width="auto" style:text-underline-color="font-color" fo:font-weight="bold" officeooo:rsid="001a3f57" officeooo:paragraph-rsid="001a3f57" style:font-size-asian="50pt" style:font-style-asian="italic" style:font-weight-asian="bold" style:font-size-complex="50pt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style="italic" style:text-underline-style="solid" style:text-underline-width="auto" style:text-underline-color="font-color" fo:font-weight="bold" officeooo:rsid="006971ce" officeooo:paragraph-rsid="0016e133" style:font-size-asian="10.5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5pt" fo:font-style="italic" style:text-underline-style="none" fo:font-weight="bold" officeooo:rsid="006971ce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style:text-underline-style="solid" style:text-underline-width="auto" style:text-underline-color="font-color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0" style:family="paragraph" style:parent-style-name="Standard">
      <style:text-properties fo:font-size="30pt" style:text-underline-style="solid" style:text-underline-width="auto" style:text-underline-color="font-color" fo:font-weight="bold" officeooo:rsid="006971ce" officeooo:paragraph-rsid="0016e133" style:font-size-asian="30pt" style:font-weight-asian="bold" style:font-size-complex="30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bold" officeooo:rsid="009681ab" officeooo:paragraph-rsid="0016e133" style:font-size-asian="13.1000003814697pt" style:font-style-asian="italic" style:font-weight-asian="bold" style:font-size-complex="15pt" style:font-style-complex="italic" style:font-weight-complex="bold"/>
    </style:style>
    <style:style style:name="P12" style:family="paragraph" style:parent-style-name="Standard">
      <style:text-properties fo:font-size="30pt" style:text-underline-style="solid" style:text-underline-width="auto" style:text-underline-color="font-color" fo:font-weight="bold" officeooo:rsid="001cc05c" officeooo:paragraph-rsid="0016e133" style:font-size-asian="30pt" style:font-weight-asian="bold" style:font-size-complex="30pt" style:font-weight-complex="bold"/>
    </style:style>
    <style:style style:name="P13" style:family="paragraph" style:parent-style-name="Standard">
      <style:text-properties fo:font-size="14pt" fo:font-style="normal" style:text-underline-style="none" fo:font-weight="normal" officeooo:rsid="001c215b" officeooo:paragraph-rsid="001c215b" style:font-size-asian="12.25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1c215b" officeooo:paragraph-rsid="001d9bda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 officeooo:rsid="009681ab"/>
    </style:style>
    <style:style style:name="T2" style:family="text">
      <style:text-properties officeooo:rsid="009681ab"/>
    </style:style>
    <style:style style:name="T3" style:family="text">
      <style:text-properties style:text-underline-style="none"/>
    </style:style>
    <style:style style:name="T4" style:family="text">
      <style:text-properties officeooo:rsid="001a3f57"/>
    </style:style>
    <style:style style:name="T5" style:family="text">
      <style:text-properties officeooo:rsid="001d9f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porte:</text:p>
      <text:p text:style-name="P4">Cadenas de Markov y modelo PageRank</text:p>
      <text:p text:style-name="P5"/>
      <text:p text:style-name="P3"/>
      <text:p text:style-name="P6"><text:span text:style-name="T1">Autor:</text:span><text:span text:style-name="T2"> </text:span>Mario E. Ferreyra</text:p>
      <text:p text:style-name="P6"/>
      <text:p text:style-name="P7">Docentes:</text:p>
      <text:list xml:id="list5181572816893265884" text:style-name="L1">
        <text:list-item>
          <text:p text:style-name="P11">Dra. Ana Georgina Flesia</text:p>
        </text:list-item>
        <text:list-item>
          <text:p text:style-name="P11">Dr. Jorge A. Sánchez</text:p>
        </text:list-item>
        <text:list-item>
          <text:p text:style-name="P11">Dr. Marcelo Lares</text:p>
        </text:list-item>
      </text:list>
      <text:p text:style-name="P6"/>
      <text:p text:style-name="P7">Asignatura:<text:span text:style-name="T3"> Modelos y Simulació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4">14</text:span> de <text:span text:style-name="T4">Junio</text:span> del 2016</text:p>
      <text:p text:style-name="P10"><text:soft-page-break/>Índice</text:p>
      <text:p text:style-name="P1"/>
      <text:p text:style-name="P13">1. Introducción ............................................................................................................. <text:span text:style-name="T5">1</text:span></text:p>
      <text:p text:style-name="P14"/>
      <text:p text:style-name="P14">2. Definiciones, Métodos, Estrategias y Grafos .......................................................... <text:span text:style-name="T5">2</text:span></text:p>
      <text:p text:style-name="P14"><text:tab/>2.1. Definiciones de conceptos .......................................................................... <text:span text:style-name="T5">2</text:span></text:p>
      <text:p text:style-name="P14"><text:tab/>2.2. Métodos para la obtención de la Distribución Estacionaria ....................... <text:span text:style-name="T5">3</text:span></text:p>
      <text:p text:style-name="P14"><text:tab/>2.3. Estrategias propuestas por el Spammer ...................................................... <text:span text:style-name="T5">3</text:span></text:p>
      <text:p text:style-name="P14"><text:tab/>2.4. Grafos a utilizar y su representación .......................................................... <text:span text:style-name="T5">4</text:span></text:p>
      <text:p text:style-name="P14"/>
      <text:p text:style-name="P14">3. Algoritmos ............................................................................................................... <text:span text:style-name="T5">5</text:span></text:p>
      <text:p text:style-name="P14"><text:tab/>3.1. Pseudocódigo Método 1 ............................................................................. <text:span text:style-name="T5">5</text:span></text:p>
      <text:p text:style-name="P14"><text:tab/>3.2. Pseudocódigo Método 2 ............................................................................. <text:span text:style-name="T5">5</text:span></text:p>
      <text:p text:style-name="P14"><text:tab/>3.3. Pseudocódigo Tiempo de cruce .................................................................. <text:span text:style-name="T5">6</text:span></text:p>
      <text:p text:style-name="P14"><text:tab/>3.4. Pseudocódigo Tiempo de cubrimiento ....................................................... <text:span text:style-name="T5">7</text:span></text:p>
      <text:p text:style-name="P14"><text:tab/>3.5. Pseudocódigo Estrategia A ......................................................................... <text:span text:style-name="T5">7</text:span></text:p>
      <text:p text:style-name="P14"><text:tab/>3.6. Pseudocódigo Estrategia B ......................................................................... <text:span text:style-name="T5">8</text:span></text:p>
      <text:p text:style-name="P14"/>
      <text:p text:style-name="P14">4. Resultados ............................................................................................................... <text:span text:style-name="T5">9</text:span></text:p>
      <text:p text:style-name="P14"><text:tab/>4.1. Distribución Estacionaria ........................................................................... <text:span text:style-name="T5">9</text:span></text:p>
      <text:p text:style-name="P14"><text:tab/><text:tab/>4.1.1. Distribución Estacionaria con Método 1 ....................................... <text:span text:style-name="T5">9</text:span></text:p>
      <text:p text:style-name="P14"><text:tab/><text:tab/>4.1.2. Distribución Estacionaria con Método 2 ....................................... <text:span text:style-name="T5">9</text:span></text:p>
      <text:p text:style-name="P14"><text:tab/>4.2. Tiempos de Cruce .................................................................................... <text:span text:style-name="T5">10</text:span></text:p>
      <text:p text:style-name="P14"><text:tab/><text:tab/>4.2.1. Tiempos de Cruce para G1 .......................................................... <text:span text:style-name="T5">10</text:span></text:p>
      <text:p text:style-name="P14"><text:tab/><text:tab/>4.2.2. Tiempos de Cruce para G2 .......................................................... <text:span text:style-name="T5">11</text:span></text:p>
      <text:p text:style-name="P14"><text:tab/>4.3. Tiempos de Cubrimiento .......................................................................... <text:span text:style-name="T5">12</text:span></text:p>
      <text:p text:style-name="P14"><text:tab/><text:tab/>4.3.1. Tiempos de Cubrimiento para grafos de distintos tamaños ......... <text:span text:style-name="T5">14</text:span></text:p>
      <text:p text:style-name="P14"><text:tab/>4.4. Problema del Spammer ............................................................................. <text:span text:style-name="T5">15</text:span></text:p>
      <text:p text:style-name="P14"><text:tab/><text:tab/>4.4.1. Estrategias A y B sobre G1 .......................................................... <text:span text:style-name="T5">15</text:span></text:p>
      <text:p text:style-name="P14"><text:tab/><text:tab/>4.4.2. Estrategias A y B sobre G2 .......................................................... <text:span text:style-name="T5">15</text:span></text:p>
      <text:p text:style-name="P14"/>
      <text:p text:style-name="P14">5. Conclusiones .......................................................................................................... <text:span text:style-name="T5">1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03:27:10.654007607</meta:creation-date>
    <dc:date>2016-06-13T17:24:53.401359587</dc:date>
    <meta:editing-duration>PT40M35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36" meta:word-count="216" meta:character-count="2912" meta:non-whitespace-character-count="2707"/>
  </office:meta>
</office:document-meta>
</file>